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5.0071666666667cm"/>
    </style:style>
    <style:style style:name="co2" style:family="table-column">
      <style:table-column-properties fo:break-before="auto" style:column-width="9.9483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ourse Name</text:p>
          </table:table-cell>
          <table:table-cell office:value-type="string" table:style-name="ce1">
            <text:p>Platform</text:p>
          </table:table-cell>
          <table:table-cell office:value-type="string" table:style-name="ce1">
            <text:p>L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BM Data Science Professional Certificate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professional-certificates/ibm-data-scien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gle Data Analytics Professional Certificate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professional-certificates/google-data-analytic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hine Learning by Stanford University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learn/machine-learn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 in Healthcare Specialization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specializations/ai-healthca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gle AI - Learn with Google AI</text:p>
          </table:table-cell>
          <table:table-cell office:value-type="string" table:style-name="ce1">
            <text:p>Google AI</text:p>
          </table:table-cell>
          <table:table-cell office:value-type="string" table:style-name="ce1">
            <text:p>https://ai.google/education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ll Stack Web Development by FreeCodeCamp</text:p>
          </table:table-cell>
          <table:table-cell office:value-type="string" table:style-name="ce1">
            <text:p>FreeCodeCamp</text:p>
          </table:table-cell>
          <table:table-cell office:value-type="string" table:style-name="ce1">
            <text:p>https://www.freecodecamp.org/lear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ont-End Web Development with React (Coursera)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learn/front-end-rea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oud Computing Basics by IBM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learn/cloud-computing-basic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gle Cloud Platform Fundamentals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learn/google-cloud-fundamental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gle Cybersecurity Professional Certificate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professional-certificates/google-cybersecuri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BM Cybersecurity Analyst Professional Certificate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professional-certificates/ibm-cybersecurity-analy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ockchain Basics by University at Buffalo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learn/blockchain-basic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ockchain for Business by Linux Foundation</text:p>
          </table:table-cell>
          <table:table-cell office:value-type="string" table:style-name="ce1">
            <text:p>edX</text:p>
          </table:table-cell>
          <table:table-cell office:value-type="string" table:style-name="ce1">
            <text:p>https://www.edx.org/course/blockchain-for-busine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gle UX Design Professional Certificate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professional-certificates/google-ux-desig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duction to UX Design by Georgia Tech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learn/user-experience-desig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oid Development for Beginners by Google</text:p>
          </table:table-cell>
          <table:table-cell office:value-type="string" table:style-name="ce1">
            <text:p>Udacity</text:p>
          </table:table-cell>
          <table:table-cell office:value-type="string" table:style-name="ce1">
            <text:p>https://www.udacity.com/course/android-development-for-beginners--ud8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OS App Development with Swift (Coursera)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learn/ios-app-develop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gle Digital Marketing &amp; E-commerce Professional Certificate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professional-certificates/google-digital-marketing-ecommer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gital Marketing Basics by Google</text:p>
          </table:table-cell>
          <table:table-cell office:value-type="string" table:style-name="ce1">
            <text:p>Google Skillshop</text:p>
          </table:table-cell>
          <table:table-cell office:value-type="string" table:style-name="ce1">
            <text:p>https://skillshop.withgoogle.com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Ops for Beginners by LinkedIn Learning</text:p>
          </table:table-cell>
          <table:table-cell office:value-type="string" table:style-name="ce1">
            <text:p>LinkedIn Learning</text:p>
          </table:table-cell>
          <table:table-cell office:value-type="string" table:style-name="ce1">
            <text:p>https://www.linkedin.com/learning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vOps Practitioner by IBM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learn/devops-practition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ftware Testing by University of Minnesota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learn/software-test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ftware Testing and Automation by UC San Diego</text:p>
          </table:table-cell>
          <table:table-cell office:value-type="string" table:style-name="ce1">
            <text:p>Coursera</text:p>
          </table:table-cell>
          <table:table-cell office:value-type="string" table:style-name="ce1">
            <text:p>https://www.coursera.org/learn/software-test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mation Anywhere University</text:p>
          </table:table-cell>
          <table:table-cell office:value-type="string" table:style-name="ce1">
            <text:p>Automation Anywhere</text:p>
          </table:table-cell>
          <table:table-cell office:value-type="string" table:style-name="ce1">
            <text:p>https://www.automationanywhere.com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Path Academy - RPA Developer Foundation</text:p>
          </table:table-cell>
          <table:table-cell office:value-type="string" table:style-name="ce1">
            <text:p>UiPath Academy</text:p>
          </table:table-cell>
          <table:table-cell office:value-type="string" table:style-name="ce1">
            <text:p>https://academy.uipath.com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duction to the Internet of Things (IoT) by Curtin University</text:p>
          </table:table-cell>
          <table:table-cell office:value-type="string" table:style-name="ce1">
            <text:p>edX</text:p>
          </table:table-cell>
          <table:table-cell office:value-type="string" table:style-name="ce1">
            <text:p>https://www.edx.org/course/internet-of-thin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oT for Beginners by Microsoft</text:p>
          </table:table-cell>
          <table:table-cell office:value-type="string" table:style-name="ce1">
            <text:p>Microsoft Learn</text:p>
          </table:table-cell>
          <table:table-cell office:value-type="string" table:style-name="ce1">
            <text:p>https://learn.microsoft.com/en-us/training/paths/iot-for-beginners/</text:p>
          </table:table-cell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meta:initial-creator>AQEED K</meta:initial-creator>
    <dc:creator>AQEED K</dc:creator>
    <meta:creation-date>2024-11-20T08:16:20Z</meta:creation-date>
    <dc:date>2024-11-20T08:18:38Z</dc:date>
  </office:meta>
</office:document-meta>
</file>